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18b5c" officeooo:paragraph-rsid="00118b5c"/>
    </style:style>
    <style:style style:name="P2" style:family="paragraph" style:parent-style-name="Standard" style:list-style-name="L1">
      <style:text-properties officeooo:rsid="00118b5c" officeooo:paragraph-rsid="00118b5c"/>
    </style:style>
    <style:style style:name="P3" style:family="paragraph" style:parent-style-name="Standard">
      <style:text-properties officeooo:rsid="00118b5c" officeooo:paragraph-rsid="001ddb1a"/>
    </style:style>
    <style:style style:name="P4" style:family="paragraph" style:parent-style-name="Standard" style:list-style-name="L1">
      <style:text-properties officeooo:rsid="0012b962" officeooo:paragraph-rsid="0012b962"/>
    </style:style>
    <style:style style:name="P5" style:family="paragraph" style:parent-style-name="Standard" style:list-style-name="L1">
      <style:text-properties officeooo:rsid="00139752" officeooo:paragraph-rsid="00139752"/>
    </style:style>
    <style:style style:name="P6" style:family="paragraph" style:parent-style-name="Standard" style:list-style-name="L1">
      <style:text-properties officeooo:rsid="00145d20" officeooo:paragraph-rsid="00145d20"/>
    </style:style>
    <style:style style:name="P7" style:family="paragraph" style:parent-style-name="Standard" style:list-style-name="L1">
      <style:text-properties officeooo:rsid="0015dde9" officeooo:paragraph-rsid="0015dde9"/>
    </style:style>
    <style:style style:name="P8" style:family="paragraph" style:parent-style-name="Standard" style:list-style-name="L1">
      <style:text-properties officeooo:rsid="00189dfe" officeooo:paragraph-rsid="00189dfe"/>
    </style:style>
    <style:style style:name="P9" style:family="paragraph" style:parent-style-name="Standard" style:list-style-name="L1">
      <style:text-properties officeooo:rsid="001b1731" officeooo:paragraph-rsid="001b1731"/>
    </style:style>
    <style:style style:name="P10" style:family="paragraph" style:parent-style-name="Standard" style:list-style-name="L1">
      <style:text-properties officeooo:rsid="001c6e57" officeooo:paragraph-rsid="001c6e57"/>
    </style:style>
    <style:style style:name="P11" style:family="paragraph" style:parent-style-name="Standard" style:list-style-name="L1">
      <style:text-properties officeooo:rsid="001d8f6e" officeooo:paragraph-rsid="001d8f6e"/>
    </style:style>
    <style:style style:name="P12" style:family="paragraph" style:parent-style-name="Standard" style:list-style-name="L1">
      <style:text-properties officeooo:rsid="001f8311" officeooo:paragraph-rsid="001f8311"/>
    </style:style>
    <style:style style:name="T1" style:family="text">
      <style:text-properties officeooo:rsid="0016e924"/>
    </style:style>
    <style:style style:name="T2" style:family="text">
      <style:text-properties officeooo:rsid="00189dfe"/>
    </style:style>
    <style:style style:name="T3" style:family="text">
      <style:text-properties officeooo:rsid="00192cf7"/>
    </style:style>
    <style:style style:name="T4" style:family="text">
      <style:text-properties officeooo:rsid="001ddb1a"/>
    </style:style>
    <style:style style:name="T5" style:family="text">
      <style:text-properties officeooo:rsid="002151b2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Mark Hanley</text:span></text:p>
      <text:p text:style-name="P3">Accessibility checklist exercise</text:p>
      <text:p text:style-name="P1"/>
      <text:list xml:id="list1552605471" text:style-name="L1">
        <text:list-item>
          <text:p text:style-name="P2">Images do not have ‘alt’ attributes</text:p>
        </text:list-item>
        <text:list-item>
          <text:p text:style-name="P2">Page has no title</text:p>
        </text:list-item>
        <text:list-item>
          <text:p text:style-name="P2">Text colour to background colour is not sufficient contrast</text:p>
        </text:list-item>
        <text:list-item>
          <text:p text:style-name="P4">No ‘lang’ attribute to html tag</text:p>
        </text:list-item>
        <text:list-item>
          <text:p text:style-name="P5">No description of menu button</text:p>
        </text:list-item>
        <text:list-item>
          <text:p text:style-name="P6">Menu is hidden from screen readers with ‘hidden’ attribute</text:p>
        </text:list-item>
        <text:list-item>
          <text:p text:style-name="P12">Menu is not keyboard focusable</text:p>
        </text:list-item>
        <text:list-item>
          <text:p text:style-name="P7">No visual indicator of which element is currently <text:span text:style-name="T1">focused</text:span></text:p>
        </text:list-item>
        <text:list-item>
          <text:p text:style-name="P7">&lt;<text:span text:style-name="T2">h1&gt; then &lt;h3&gt; with no &lt;h2&gt;</text:span></text:p>
        </text:list-item>
        <text:list-item>
          <text:p text:style-name="P7">&lt;<text:span text:style-name="T3">h1&gt; is not actually a heading as it has no text</text:span></text:p>
        </text:list-item>
        <text:list-item>
          <text:p text:style-name="P8">Title is an image with no ‘alt’ attribute so will not be read by a screen reader</text:p>
        </text:list-item>
        <text:list-item>
          <text:p text:style-name="P9">Read more anchors do not give a description of what they link to. They are the same for all of the links</text:p>
        </text:list-item>
        <text:list-item>
          <text:p text:style-name="P10">Content is required to be scrolled horizontally. <text:span text:style-name="T5">This cannot be done with the keyboard</text:span></text:p>
        </text:list-item>
        <text:list-item>
          <text:p text:style-name="P11">There is a lot of space between the ‘Drinks’ heading and the individual drinks. Would this pass the straw test?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11:13:54.091432988</meta:creation-date>
    <dc:date>2023-01-16T11:41:18.165293565</dc:date>
    <meta:editing-duration>PT27M15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162" meta:character-count="829" meta:non-whitespace-character-count="697"/>
  </office:meta>
</office:document-meta>
</file>